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14pt" style:font-name-asian="Times New Roman1" style:font-size-asian="14pt" style:font-name-complex="Times New Roman1" style:font-size-complex="14pt"/>
    </style:style>
    <style:style style:name="P2" style:family="paragraph" style:parent-style-name="Standard">
      <style:paragraph-properties fo:text-align="justify" style:justify-single-word="false" fo:orphans="0" fo:widows="0"/>
    </style:style>
    <style:style style:name="P3" style:family="paragraph" style:parent-style-name="Standard">
      <style:paragraph-properties fo:text-align="justify" style:justify-single-word="false" fo:orphans="0" fo:widows="0"/>
      <style:text-properties style:font-name="Courier New" fo:font-size="12pt" style:font-name-asian="Courier New1" style:font-size-asian="12pt" style:font-name-complex="Courier New1" style:font-size-complex="12pt"/>
    </style:style>
    <style:style style:name="P4" style:family="paragraph" style:parent-style-name="Standard">
      <style:paragraph-properties fo:margin-left="0in" fo:margin-right="0in" fo:margin-top="0in" fo:margin-bottom="0.0835in" loext:contextual-spacing="false" fo:line-height="100%" fo:text-align="center" style:justify-single-word="false" fo:text-indent="0.2917in" style:auto-text-indent="false"/>
    </style:style>
    <style:style style:name="P5" style:family="paragraph" style:parent-style-name="Standard">
      <style:paragraph-properties fo:margin-left="0in" fo:margin-right="0in" fo:margin-top="0in" fo:margin-bottom="0.0835in" loext:contextual-spacing="false" fo:line-height="100%" fo:text-align="end" style:justify-single-word="false" fo:text-indent="0.2917in" style:auto-text-indent="false"/>
    </style:style>
    <style:style style:name="P6" style:family="paragraph" style:parent-style-name="Standard">
      <style:paragraph-properties fo:margin-left="0in" fo:margin-right="0in" fo:margin-top="0in" fo:margin-bottom="0.0835in" loext:contextual-spacing="false" fo:line-height="100%" fo:text-align="center" style:justify-single-word="false" fo:text-indent="0.2917in" style:auto-text-indent="false"/>
      <style:text-properties style:font-name="Times New Roman" fo:font-size="14pt" style:font-name-asian="Times New Roman1" style:font-size-asian="14pt" style:font-name-complex="Times New Roman1" style:font-size-complex="14pt" fo:background-color="#ffffff"/>
    </style:style>
    <style:style style:name="P7" style:family="paragraph" style:parent-style-name="Standard">
      <style:paragraph-properties fo:margin-left="0in" fo:margin-right="0in" fo:margin-top="0in" fo:margin-bottom="0.0835in" loext:contextual-spacing="false" fo:line-height="100%" fo:text-align="end" style:justify-single-word="false" fo:text-indent="0.2917in" style:auto-text-indent="false"/>
      <style:text-properties style:font-name="Times New Roman" fo:font-size="14pt" style:font-name-asian="Times New Roman1" style:font-size-asian="14pt" style:font-name-complex="Times New Roman1" style:font-size-complex="14pt" fo:background-color="#ffffff"/>
    </style:style>
    <style:style style:name="P8" style:family="paragraph" style:parent-style-name="Standard" style:master-page-name="Standard">
      <style:paragraph-properties fo:margin-left="0in" fo:margin-right="0in" fo:margin-top="0in" fo:margin-bottom="0.0835in" loext:contextual-spacing="false" fo:line-height="100%" fo:text-align="center" style:justify-single-word="false" fo:text-indent="0.2917in" style:auto-text-indent="false" style:page-number="1"/>
    </style:style>
    <style:style style:name="P9" style:family="paragraph" style:parent-style-name="Standard">
      <style:paragraph-properties fo:margin-left="3.4445in" fo:margin-right="0in" fo:margin-top="0in" fo:margin-bottom="0.0835in" loext:contextual-spacing="false" fo:line-height="100%" fo:text-indent="0.0555in" style:auto-text-indent="false"/>
    </style:style>
    <style:style style:name="P10" style:family="paragraph" style:parent-style-name="Standard" style:list-style-name="WWNum1">
      <style:paragraph-properties fo:margin-left="0.5in" fo:margin-right="0in" fo:orphans="0" fo:widows="0" fo:text-indent="-0.25in" style:auto-text-indent="false" fo:padding="0in" fo:border="none"/>
    </style:style>
    <style:style style:name="P11" style:family="paragraph" style:parent-style-name="Standard" style:list-style-name="WWNum1">
      <style:paragraph-properties fo:margin-left="0.5in" fo:margin-right="0in" fo:text-align="justify" style:justify-single-word="false" fo:orphans="0" fo:widows="0" fo:text-indent="-0.25in" style:auto-text-indent="false" fo:padding="0in" fo:border="none"/>
    </style:style>
    <style:style style:name="P12" style:family="paragraph" style:parent-style-name="Standard">
      <style:paragraph-properties fo:margin-left="0in" fo:margin-right="0in" fo:orphans="0" fo:widows="0" fo:text-indent="0in" style:auto-text-indent="false" fo:padding="0in" fo:border="none"/>
    </style:style>
    <style:style style:name="P13" style:family="paragraph" style:parent-style-name="Standard">
      <style:paragraph-properties fo:margin-left="0in" fo:margin-right="0in" fo:text-align="justify" style:justify-single-word="false" fo:orphans="0" fo:widows="0" fo:text-indent="0in" style:auto-text-indent="false" fo:padding="0in" fo:border="none"/>
    </style:style>
    <style:style style:name="P14" style:family="paragraph" style:parent-style-name="Standard">
      <style:paragraph-properties fo:orphans="0" fo:widows="0" fo:padding="0in" fo:border="none"/>
      <style:text-properties style:font-name="Times New Roman" fo:font-size="14pt" style:font-name-asian="Times New Roman1" style:font-size-asian="14pt" style:font-name-complex="Times New Roman1" style:font-size-complex="14pt"/>
    </style:style>
    <style:style style:name="P15" style:family="paragraph" style:parent-style-name="Standard">
      <style:paragraph-properties fo:text-align="justify" style:justify-single-word="false" fo:orphans="0" fo:widows="0" fo:padding="0in" fo:border="none"/>
      <style:text-properties style:font-name="Times New Roman" fo:font-size="14pt" style:font-name-asian="Times New Roman1" style:font-size-asian="14pt" style:font-name-complex="Times New Roman1" style:font-size-complex="14pt"/>
    </style:style>
    <style:style style:name="P16" style:family="paragraph" style:parent-style-name="Standard">
      <style:paragraph-properties fo:text-align="justify" style:justify-single-word="false" fo:orphans="0" fo:widows="0" fo:padding="0in" fo:border="none"/>
    </style:style>
    <style:style style:name="P17" style:family="paragraph" style:parent-style-name="Standard">
      <style:paragraph-properties fo:margin-left="0in" fo:margin-right="-0.2252in" fo:text-align="justify" style:justify-single-word="false" fo:orphans="0" fo:widows="0" fo:text-indent="0in" style:auto-text-indent="false" fo:padding="0in" fo:border="none"/>
    </style:style>
    <style:style style:name="T1" style:family="text">
      <style:text-properties style:font-name="Times New Roman" fo:font-size="14pt" fo:font-weight="bold" style:font-name-asian="Times New Roman1" style:font-size-asian="14pt" style:font-weight-asian="bold" style:font-name-complex="Times New Roman1" style:font-size-complex="14pt"/>
    </style:style>
    <style:style style:name="T2" style:family="text">
      <style:text-properties style:font-name="Times New Roman" fo:font-size="14pt" fo:font-weight="bold" style:font-name-asian="Times New Roman1" style:font-size-asian="14pt" style:font-weight-asian="bold" style:font-name-complex="Times New Roman1" style:font-size-complex="14pt" fo:background-color="#ffffff"/>
    </style:style>
    <style:style style:name="T3" style:family="text">
      <style:text-properties style:font-name="Times New Roman" fo:font-size="14pt" style:font-name-asian="Times New Roman1" style:font-size-asian="14pt" style:font-name-complex="Times New Roman1" style:font-size-complex="14pt"/>
    </style:style>
    <style:style style:name="T4" style:family="text">
      <style:text-properties style:font-name="Times New Roman" fo:font-size="14pt" style:font-name-asian="Times New Roman1" style:font-size-asian="14pt" style:font-name-complex="Times New Roman1" style:font-size-complex="14pt" fo:background-color="#ffffff"/>
    </style:style>
    <style:style style:name="T5" style:family="text">
      <style:text-properties style:font-name="Times New Roman" fo:font-size="20pt" fo:font-weight="bold" style:font-name-asian="Times New Roman1" style:font-size-asian="20pt" style:font-weight-asian="bold" style:font-name-complex="Times New Roman1" style:font-size-complex="20pt" fo:background-color="#ffffff"/>
    </style:style>
    <style:style style:name="T6" style:family="text">
      <style:text-properties style:font-name="Times New Roman" fo:font-size="20pt" style:font-name-asian="Times New Roman1" style:font-size-asian="20pt" style:font-name-complex="Times New Roman1" style:font-size-complex="20pt" fo:background-color="#ffffff"/>
    </style:style>
    <style:style style:name="T7" style:family="text">
      <style:text-properties style:font-name="Times New Roman" fo:font-size="16pt" style:font-name-asian="Times New Roman1" style:font-size-asian="16pt" style:font-name-complex="Times New Roman1" style:font-size-complex="16pt"/>
    </style:style>
    <style:style style:name="T8" style:family="text">
      <style:text-properties style:font-name="Courier New" fo:font-size="12pt" style:font-name-asian="Courier New1" style:font-size-asian="12pt" style:font-name-complex="Courier New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2">Московский авиационный институт</text:span></text:p>
      <text:p text:style-name="P4"><text:span text:style-name="T2">(Национальный исследовательский университет)</text:span></text:p>
      <text:p text:style-name="P1"/>
      <text:p text:style-name="Standard"><text:span text:style-name="T3">Факультет: «Информационные технологии и прикладная математика» </text:span></text:p>
      <text:p text:style-name="Standard"><text:span text:style-name="T3">Кафедра: 806 «Вычислительная математика и <text:s/>программирование» </text:span></text:p>
      <text:p text:style-name="Standard"><text:span text:style-name="T3">Дисциплина: «Операционные системы» <text:s text:c="2"/></text:span></text:p>
      <text:p text:style-name="P4"><text:span text:style-name="T4"><text:s/></text:span></text:p>
      <text:p text:style-name="P4"><text:span text:style-name="T4"><text:s/></text:span></text:p>
      <text:p text:style-name="P4"><text:span text:style-name="T4"><text:s/></text:span></text:p>
      <text:p text:style-name="P4"><text:span text:style-name="T4"><text:s/></text:span></text:p>
      <text:p text:style-name="P4"><text:span text:style-name="T5">Лабораторная работа № 1</text:span></text:p>
      <text:p text:style-name="P4"><text:span text:style-name="T6">Тема: Утилита диагностики strace</text:span></text:p>
      <text:p text:style-name="P6"/>
      <text:p text:style-name="P4"><text:span text:style-name="T7"><text:s/></text:span></text:p>
      <text:p text:style-name="P4"><text:span text:style-name="T7"><text:s/></text:span></text:p>
      <text:p text:style-name="P4"><text:span text:style-name="T4"><text:s/></text:span></text:p>
      <text:p text:style-name="P9"><text:span text:style-name="T4">Студент: Туманов Георгий</text:span></text:p>
      <text:p text:style-name="P9"><text:span text:style-name="T4">Группа: 80-201</text:span></text:p>
      <text:p text:style-name="P9"><text:span text:style-name="T4">Преподаватель: Соколов А.А.</text:span></text:p>
      <text:p text:style-name="P9"><text:span text:style-name="T4">Дата:</text:span></text:p>
      <text:p text:style-name="P9"><text:soft-page-break/><text:span text:style-name="T4">Оценка:</text:span></text:p>
      <text:p text:style-name="P7"/>
      <text:p text:style-name="P7"/>
      <text:p text:style-name="P7"/>
      <text:p text:style-name="P5"><text:span text:style-name="T4"><text:s/></text:span></text:p>
      <text:p text:style-name="P7"/>
      <text:p text:style-name="P7"/>
      <text:p text:style-name="P7"/>
      <text:p text:style-name="P7"/>
      <text:p text:style-name="P4"><text:span text:style-name="T4">Москва, 2019</text:span></text:p>
      <text:list xml:id="list3209035997" text:style-name="WWNum1">
        <text:list-item>
          <text:p text:style-name="P10"><text:span text:style-name="T1">Постановка задачи</text:span></text:p>
        </text:list-item>
      </text:list>
      <text:p text:style-name="P12"><text:span text:style-name="T3">Освоить утилиту диагностики strace и продемонстрировать её вывод на различных программах.</text:span></text:p>
      <text:p text:style-name="P14"/>
      <text:list xml:id="list61706059909878" text:continue-numbering="true" text:style-name="WWNum1">
        <text:list-item>
          <text:p text:style-name="P11"><text:span text:style-name="T1">Описание</text:span></text:p>
        </text:list-item>
      </text:list>
      <text:p text:style-name="P16"><text:span text:style-name="T3">Продемонстрируем вывод strace на максимально простой программе:</text:span></text:p>
      <text:p text:style-name="P16"><text:span text:style-name="T8">int main() { return 0; }</text:span></text:p>
      <text:p text:style-name="P16"><text:span text:style-name="T3">Получаем:</text:span></text:p>
      <text:p text:style-name="P2"><text:span text:style-name="T8">$ strace ./1.out</text:span></text:p>
      <text:p text:style-name="P2"><text:span text:style-name="T8">execve("./1.out", ["./1.out"], 0x7fff1cc98570 /* 51 vars */) = 0</text:span></text:p>
      <text:p text:style-name="P2"><text:span text:style-name="T8">brk(NULL) <text:s text:c="26"/><text:tab/>= 0x55fb53b34000</text:span></text:p>
      <text:p text:style-name="P2"><text:span text:style-name="T8">access("/etc/ld.so.nohwcap", F_OK) <text:s/><text:tab/>= -1 ENOENT (No such file or directory)</text:span></text:p>
      <text:p text:style-name="P2"><text:soft-page-break/><text:span text:style-name="T8">access("/etc/ld.so.preload", R_OK) <text:s/><text:tab/>= -1 ENOENT (No such file or directory)</text:span></text:p>
      <text:p text:style-name="P2"><text:span text:style-name="T8">openat(AT_FDCWD, "/etc/ld.so.cache", O_RDONLY|O_CLOEXEC) = 3</text:span></text:p>
      <text:p text:style-name="P2"><text:span text:style-name="T8">fstat(3, {st_mode=S_IFREG|0644, st_size=150589, ...}) = 0</text:span></text:p>
      <text:p text:style-name="P2"><text:span text:style-name="T8">mmap(NULL, 150589, PROT_READ, MAP_PRIVATE, 3, 0) = 0x7f9d16b54000</text:span></text:p>
      <text:p text:style-name="P2"><text:span text:style-name="T8">close(3) <text:s text:c="27"/><text:tab/>= 0</text:span></text:p>
      <text:p text:style-name="P2"><text:span text:style-name="T8">access("/etc/ld.so.nohwcap", F_OK) <text:s/><text:tab/>= -1 ENOENT (No such file or directory)</text:span></text:p>
      <text:p text:style-name="P2"><text:span text:style-name="T8">openat(AT_FDCWD, "/lib/x86_64-linux-gnu/libc.so.6", O_RDONLY|O_CLOEXEC) = 3</text:span></text:p>
      <text:p text:style-name="P2"><text:span text:style-name="T8">read(3, "\177ELF\2\1\1\3\0\0\0\0\0\0\0\0\3\0&gt;\0\1\0\0\0\260\34\2\0\0\0\0\0"..., 832) = 832</text:span></text:p>
      <text:p text:style-name="P2"><text:span text:style-name="T8">fstat(3, {st_mode=S_IFREG|0755, st_size=2030544, ...}) = 0</text:span></text:p>
      <text:p text:style-name="P2"><text:span text:style-name="T8">mmap(NULL, 8192, PROT_READ|PROT_WRITE, MAP_PRIVATE|MAP_ANONYMOUS, -1, 0) = 0x7f9d16b52000</text:span></text:p>
      <text:p text:style-name="P2"><text:span text:style-name="T8">mmap(NULL, 4131552, PROT_READ|PROT_EXEC, MAP_PRIVATE|MAP_DENYWRITE, 3, 0) = 0x7f9d16561000</text:span></text:p>
      <text:p text:style-name="P2"><text:span text:style-name="T8">mprotect(0x7f9d16748000, 2097152, PROT_NONE) = 0</text:span></text:p>
      <text:p text:style-name="P2"><text:span text:style-name="T8">mmap(0x7f9d16948000, 24576, PROT_READ|PROT_WRITE, MAP_PRIVATE|MAP_FIXED|MAP_DENYWRITE, 3, 0x1e7000) = 0x7f9d16948000</text:span></text:p>
      <text:p text:style-name="P2"><text:span text:style-name="T8">mmap(0x7f9d1694e000, 15072, PROT_READ|PROT_WRITE, MAP_PRIVATE|MAP_FIXED|MAP_ANONYMOUS, -1, 0) = 0x7f9d1694e000</text:span></text:p>
      <text:p text:style-name="P2"><text:span text:style-name="T8">close(3) <text:s text:c="27"/><text:tab/>= 0</text:span></text:p>
      <text:p text:style-name="P2"><text:span text:style-name="T8">arch_prctl(ARCH_SET_FS, 0x7f9d16b534c0) = 0</text:span></text:p>
      <text:p text:style-name="P2"><text:span text:style-name="T8">mprotect(0x7f9d16948000, 16384, PROT_READ) = 0</text:span></text:p>
      <text:p text:style-name="P2"><text:span text:style-name="T8">mprotect(0x55fb53483000, 4096, PROT_READ) = 0</text:span></text:p>
      <text:p text:style-name="P2"><text:span text:style-name="T8">mprotect(0x7f9d16b79000, 4096, PROT_READ) = 0</text:span></text:p>
      <text:p text:style-name="P2"><text:span text:style-name="T8">munmap(0x7f9d16b54000, 150589) <text:s text:c="5"/><text:tab/>= 0</text:span></text:p>
      <text:p text:style-name="P2"><text:span text:style-name="T8">exit_group(0) <text:s text:c="22"/><text:tab/>= ?</text:span></text:p>
      <text:p text:style-name="P2"><text:soft-page-break/><text:span text:style-name="T8">+++ exited with 0 +++</text:span></text:p>
      <text:p text:style-name="P16"><text:span text:style-name="T3">Как оказывается, даже пустая программа на Си делает большое количество системных вызовов. Эти системные вызовы есть ни что иное как инициализация glibc. На остальных примерах эти системные вызовы мы будем опускать.</text:span></text:p>
      <text:p text:style-name="P15"/>
      <text:p text:style-name="P16"><text:span text:style-name="T3">Посмотрим, какие системные вызовы происходят при выделении памяти:</text:span></text:p>
      <text:p text:style-name="P2"><text:span text:style-name="T8">#include &lt;unistd.h&gt;</text:span></text:p>
      <text:p text:style-name="P2"><text:span text:style-name="T8">#include &lt;stdio.h&gt;</text:span></text:p>
      <text:p text:style-name="P2"><text:span text:style-name="T8">#include &lt;stdlib.h&gt;</text:span></text:p>
      <text:p text:style-name="P3"/>
      <text:p text:style-name="P2"><text:span text:style-name="T8">#define LINE "\n\n=================================\n\n"</text:span></text:p>
      <text:p text:style-name="P3"/>
      <text:p text:style-name="P2"><text:span text:style-name="T8">int main()</text:span></text:p>
      <text:p text:style-name="P2"><text:span text:style-name="T8">{</text:span></text:p>
      <text:p text:style-name="P2"><text:span text:style-name="T8"><text:tab/>write(STDOUT_FILENO, LINE, sizeof(LINE) / sizeof(char));</text:span></text:p>
      <text:p text:style-name="P2"><text:span text:style-name="T8"><text:tab/>void *a = malloc(10);</text:span></text:p>
      <text:p text:style-name="P2"><text:span text:style-name="T8"><text:tab/>write(STDOUT_FILENO, LINE, sizeof(LINE) / sizeof(char));</text:span></text:p>
      <text:p text:style-name="P2"><text:span text:style-name="T8"><text:tab/>free(a);</text:span></text:p>
      <text:p text:style-name="P2"><text:span text:style-name="T8"><text:tab/>write(STDOUT_FILENO, LINE, sizeof(LINE) / sizeof(char));</text:span></text:p>
      <text:p text:style-name="P2"><text:span text:style-name="T8"><text:tab/>return 0;</text:span></text:p>
      <text:p text:style-name="P2"><text:span text:style-name="T8">}</text:span></text:p>
      <text:p text:style-name="P16"><text:span text:style-name="T3">Получаем:</text:span></text:p>
      <text:p text:style-name="P2"><text:span text:style-name="T8">$ strace ./2.out</text:span></text:p>
      <text:p text:style-name="P2"><text:soft-page-break/><text:span text:style-name="T8">...</text:span></text:p>
      <text:p text:style-name="P2"><text:span text:style-name="T8">write(1, "\n\n=============================="..., 38</text:span></text:p>
      <text:p text:style-name="P3"/>
      <text:p text:style-name="P2"><text:span text:style-name="T8">=================================</text:span></text:p>
      <text:p text:style-name="P3"/>
      <text:p text:style-name="P2"><text:span text:style-name="T8">) = 38</text:span></text:p>
      <text:p text:style-name="P2"><text:span text:style-name="T8">brk(NULL) <text:s text:c="26"/><text:tab/>= 0x55c08150c000</text:span></text:p>
      <text:p text:style-name="P2"><text:span text:style-name="T8">brk(0x55c08152d000) <text:s text:c="16"/><text:tab/>= 0x55c08152d000</text:span></text:p>
      <text:p text:style-name="P2"><text:span text:style-name="T8">write(1, "\n\n=============================="..., 38</text:span></text:p>
      <text:p text:style-name="P3"/>
      <text:p text:style-name="P2"><text:span text:style-name="T8">=================================</text:span></text:p>
      <text:p text:style-name="P3"/>
      <text:p text:style-name="P2"><text:span text:style-name="T8">) = 38</text:span></text:p>
      <text:p text:style-name="P2"><text:span text:style-name="T8">write(1, "\n\n=============================="..., 38</text:span></text:p>
      <text:p text:style-name="P3"/>
      <text:p text:style-name="P2"><text:span text:style-name="T8">=================================</text:span></text:p>
      <text:p text:style-name="P3"/>
      <text:p text:style-name="P2"><text:span text:style-name="T8">) = 38</text:span></text:p>
      <text:p text:style-name="P2"><text:span text:style-name="T8">exit_group(0) <text:s text:c="22"/><text:tab/>= ?</text:span></text:p>
      <text:p text:style-name="P2"><text:span text:style-name="T8">+++ exited with 0 +++</text:span></text:p>
      <text:p text:style-name="P16"><text:span text:style-name="T3">Как видно, free не делает каких-либо системных вызовов, так как он просто очищает одну из внутренних структур аллокатора glibc.</text:span></text:p>
      <text:p text:style-name="P15"><text:soft-page-break/></text:p>
      <text:p text:style-name="P16"><text:span text:style-name="T3">Посмотрим, какие системные вызовы делают printf и scanf:</text:span></text:p>
      <text:p text:style-name="P2"><text:span text:style-name="T8">#include &lt;stdio.h&gt;</text:span></text:p>
      <text:p text:style-name="P3"/>
      <text:p text:style-name="P2"><text:span text:style-name="T8">int main()</text:span></text:p>
      <text:p text:style-name="P2"><text:span text:style-name="T8">{</text:span></text:p>
      <text:p text:style-name="P2"><text:span text:style-name="T8"><text:tab/>printf("Hello world!\n");</text:span></text:p>
      <text:p text:style-name="P2"><text:span text:style-name="T8"><text:tab/>printf("Hello world!\n");</text:span></text:p>
      <text:p text:style-name="P2"><text:span text:style-name="T8"><text:tab/>printf("Hello world!\n");</text:span></text:p>
      <text:p text:style-name="P2"><text:span text:style-name="T8"><text:tab/>return 0;</text:span></text:p>
      <text:p text:style-name="P2"><text:span text:style-name="T8">} </text:span></text:p>
      <text:p text:style-name="P16"><text:span text:style-name="T3">Получаем:</text:span></text:p>
      <text:p text:style-name="P2"><text:span text:style-name="T8">$ strace ./3.out</text:span></text:p>
      <text:p text:style-name="P2"><text:span text:style-name="T8">...</text:span></text:p>
      <text:p text:style-name="P2"><text:span text:style-name="T8">fstat(1, {st_mode=S_IFCHR|0620, st_rdev=makedev(136, 0), ...}) = 0</text:span></text:p>
      <text:p text:style-name="P2"><text:span text:style-name="T8">brk(NULL) <text:s text:c="26"/><text:tab/>= 0x55654fd20000</text:span></text:p>
      <text:p text:style-name="P2"><text:span text:style-name="T8">brk(0x55654fd41000) <text:s text:c="16"/><text:tab/>= 0x55654fd41000</text:span></text:p>
      <text:p text:style-name="P2"><text:span text:style-name="T8">write(1, "Hello world!\n", 13Hello world!</text:span></text:p>
      <text:p text:style-name="P2"><text:span text:style-name="T8">) <text:s text:c="5"/><text:tab/>= 13</text:span></text:p>
      <text:p text:style-name="P2"><text:span text:style-name="T8">write(1, "Hello world!\n", 13Hello world!</text:span></text:p>
      <text:p text:style-name="P2"><text:span text:style-name="T8">) <text:s text:c="5"/><text:tab/>= 13</text:span></text:p>
      <text:p text:style-name="P2"><text:soft-page-break/><text:span text:style-name="T8">write(1, "Hello world!\n", 13Hello world!</text:span></text:p>
      <text:p text:style-name="P2"><text:span text:style-name="T8">) <text:s text:c="5"/><text:tab/>= 13</text:span></text:p>
      <text:p text:style-name="P2"><text:span text:style-name="T8">exit_group(0) <text:s text:c="22"/><text:tab/>= ?</text:span></text:p>
      <text:p text:style-name="P2"><text:span text:style-name="T8">+++ exited with 0 +++</text:span></text:p>
      <text:p text:style-name="P16"><text:span text:style-name="T3">Как видно, при первом вызове printf происходят дополнительные системные вызовы. Судя по brk, он выделяет память для хранения промежуточных вычислений (например, для преобразования числа в строку).</text:span></text:p>
      <text:p text:style-name="P2"><text:span text:style-name="T8">#include &lt;stdio.h&gt;</text:span></text:p>
      <text:p text:style-name="P3"/>
      <text:p text:style-name="P2"><text:span text:style-name="T8">int main()</text:span></text:p>
      <text:p text:style-name="P2"><text:span text:style-name="T8">{</text:span></text:p>
      <text:p text:style-name="P2"><text:span text:style-name="T8"><text:tab/>int a;</text:span></text:p>
      <text:p text:style-name="P2"><text:span text:style-name="T8"><text:tab/>scanf("%i", &amp;a);</text:span></text:p>
      <text:p text:style-name="P2"><text:span text:style-name="T8"><text:tab/>return a;</text:span></text:p>
      <text:p text:style-name="P2"><text:span text:style-name="T8">}</text:span></text:p>
      <text:p text:style-name="P16"><text:span text:style-name="T3">Получаем:</text:span></text:p>
      <text:p text:style-name="P2"><text:span text:style-name="T8">$ strace ./4.out</text:span></text:p>
      <text:p text:style-name="P2"><text:span text:style-name="T8">...</text:span></text:p>
      <text:p text:style-name="P2"><text:span text:style-name="T8">fstat(0, {st_mode=S_IFCHR|0620, st_rdev=makedev(136, 0), ...}) = 0</text:span></text:p>
      <text:p text:style-name="P2"><text:span text:style-name="T8">brk(NULL) <text:s text:c="26"/><text:tab/>= 0x559ea51f2000</text:span></text:p>
      <text:p text:style-name="P2"><text:span text:style-name="T8">brk(0x559ea5213000) <text:s text:c="16"/><text:tab/>= 0x559ea5213000</text:span></text:p>
      <text:p text:style-name="P2"><text:span text:style-name="T8">read(0, 99</text:span></text:p>
      <text:p text:style-name="P2"><text:span text:style-name="T8">"99\n", 1024) <text:s text:c="14"/><text:tab/>= 3</text:span></text:p>
      <text:p text:style-name="P2"><text:soft-page-break/><text:span text:style-name="T8">lseek(0, -1, SEEK_CUR) <text:s text:c="13"/><text:tab/>= -1 ESPIPE (Illegal seek)</text:span></text:p>
      <text:p text:style-name="P2"><text:span text:style-name="T8">exit_group(99) <text:s text:c="21"/><text:tab/>= ?</text:span></text:p>
      <text:p text:style-name="P2"><text:span text:style-name="T8">+++ exited with 99 +++</text:span></text:p>
      <text:p text:style-name="P16"><text:span text:style-name="T3">scanf делает аналогичные вызовы, что и printf. Однако, в конце программы вызывается lseek, необходимый для деинициализации scanf.</text:span></text:p>
      <text:p text:style-name="P15"/>
      <text:p text:style-name="P16"><text:span text:style-name="T3">Посмотрим системные вызовы при совместном использовании printf и scanf:</text:span></text:p>
      <text:p text:style-name="P2"><text:span text:style-name="T8">#include &lt;stdio.h&gt;</text:span></text:p>
      <text:p text:style-name="P3"/>
      <text:p text:style-name="P2"><text:span text:style-name="T8">int main()</text:span></text:p>
      <text:p text:style-name="P2"><text:span text:style-name="T8">{</text:span></text:p>
      <text:p text:style-name="P2"><text:span text:style-name="T8"><text:tab/>int a, b;</text:span></text:p>
      <text:p text:style-name="P2"><text:span text:style-name="T8"><text:tab/>printf("Enter the number A: ");</text:span></text:p>
      <text:p text:style-name="P2"><text:span text:style-name="T8"><text:tab/>scanf("%i", &amp;a);</text:span></text:p>
      <text:p text:style-name="P2"><text:span text:style-name="T8"><text:tab/>printf("Enter the number B: ");</text:span></text:p>
      <text:p text:style-name="P2"><text:span text:style-name="T8"><text:tab/>scanf("%i", &amp;b);</text:span></text:p>
      <text:p text:style-name="P2"><text:span text:style-name="T8"><text:tab/>printf("Sum of A and B is %i\n", <text:s/>a + b);</text:span></text:p>
      <text:p text:style-name="P2"><text:span text:style-name="T8"><text:tab/>return 0;</text:span></text:p>
      <text:p text:style-name="P2"><text:span text:style-name="T8">}</text:span></text:p>
      <text:p text:style-name="P16"><text:span text:style-name="T3">Получаем:</text:span></text:p>
      <text:p text:style-name="P2"><text:span text:style-name="T8">$ strace ./5.out</text:span></text:p>
      <text:p text:style-name="P2"><text:span text:style-name="T8">...</text:span></text:p>
      <text:p text:style-name="P2"><text:soft-page-break/><text:span text:style-name="T8">fstat(1, {st_mode=S_IFCHR|0620, st_rdev=makedev(136, 0), ...}) = 0</text:span></text:p>
      <text:p text:style-name="P2"><text:span text:style-name="T8">brk(NULL) <text:s text:c="26"/><text:tab/>= 0x55799bcb8000</text:span></text:p>
      <text:p text:style-name="P2"><text:span text:style-name="T8">brk(0x55799bcd9000) <text:s text:c="16"/><text:tab/>= 0x55799bcd9000</text:span></text:p>
      <text:p text:style-name="P2"><text:span text:style-name="T8">fstat(0, {st_mode=S_IFCHR|0620, st_rdev=makedev(136, 0), ...}) = 0</text:span></text:p>
      <text:p text:style-name="P2"><text:span text:style-name="T8">write(1, "Enter the number A: ", 20Enter the number A: )<text:tab/>= 20</text:span></text:p>
      <text:p text:style-name="P2"><text:span text:style-name="T8">read(0, 7</text:span></text:p>
      <text:p text:style-name="P2"><text:span text:style-name="T8">"7\n", 1024) <text:s text:c="15"/><text:tab/>= 2</text:span></text:p>
      <text:p text:style-name="P2"><text:span text:style-name="T8">write(1, "Enter the number B: ", 20Enter the number B: )<text:tab/>= 20</text:span></text:p>
      <text:p text:style-name="P2"><text:span text:style-name="T8">read(0, 3</text:span></text:p>
      <text:p text:style-name="P2"><text:span text:style-name="T8">"3\n", 1024) <text:s text:c="15"/><text:tab/>= 2</text:span></text:p>
      <text:p text:style-name="P2"><text:span text:style-name="T8">write(1, "Sum of A and B is 10\n", 21Sum of A and B is 10</text:span></text:p>
      <text:p text:style-name="P2"><text:span text:style-name="T8">) <text:s/>= 21</text:span></text:p>
      <text:p text:style-name="P2"><text:span text:style-name="T8">lseek(0, -1, SEEK_CUR) <text:s text:c="13"/><text:tab/>= -1 ESPIPE (Illegal seek)</text:span></text:p>
      <text:p text:style-name="P2"><text:span text:style-name="T8">exit_group(0) <text:s text:c="22"/><text:tab/>= ?</text:span></text:p>
      <text:p text:style-name="P2"><text:span text:style-name="T8">+++ exited with 0 +++</text:span></text:p>
      <text:p text:style-name="P16"><text:span text:style-name="T3">Как видно, инициализация у printf и scanf общая, а lseek также вызывается в конце программы. </text:span></text:p>
      <text:p text:style-name="P15"/>
      <text:list xml:id="list61707166135685" text:continue-numbering="true" text:style-name="WWNum1">
        <text:list-item>
          <text:p text:style-name="P11"><text:span text:style-name="T1">Выводы:</text:span></text:p>
        </text:list-item>
      </text:list>
      <text:p text:style-name="P13"><text:span text:style-name="T3">Освоил работу с утилитой диагностики strace и научился использовать её для отладки системных вызовов в программах.</text:span></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ru"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ru"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Times New Roman" fo:font-family="'Times New Roman'" style:font-family-generic="roman" style:font-pitch="variable" fo:font-size="14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9" meta:paragraph-count="161" meta:word-count="699" meta:character-count="5878" meta:non-whitespace-character-count="4819"/>
    <meta:generator>LibreOfficeDev/6.0.5.2$Linux_X86_64 LibreOffice_project/</meta:generator>
  </office:meta>
</office:document-meta>
</file>